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ext_20_body" style:list-style-name="L4"/>
    <style:style style:name="P8" style:family="paragraph" style:parent-style-name="Text_20_body">
      <style:paragraph-properties fo:text-align="center" style:justify-single-word="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Viewing SPP as a Graph Touring Problem</text:p>
      <text:p text:style-name="P8"><text:span text:style-name="T1"/></text:p>
      <text:p text:style-name="P8"><text:span text:style-name="T1">Corey Abshire</text:span></text:p>
      <text:p text:style-name="P8"><text:span text:style-name="T1"/></text:p>
      <text:p text:style-name="P8"><text:span text:style-name="T1">September 21, 2009</text:span></text:p>
      <text:h text:style-name="Heading_20_1" text:outline-level="1"/>
      <text:h text:style-name="P1" text:outline-level="1">Prewriting</text:h>
      <text:p text:style-name="Standard">I will follow the writing process to construct this paper:</text:p>
      <text:p text:style-name="Standard"/>
      <text:list xml:id="list1797895761" text:style-name="L2">
        <text:list-item>
          <text:p text:style-name="P3">Define the Purpose</text:p>
        </text:list-item>
        <text:list-item>
          <text:p text:style-name="P3">Define the Audience</text:p>
        </text:list-item>
        <text:list-item>
          <text:p text:style-name="P3">Gather Data / Research</text:p>
        </text:list-item>
        <text:list-item>
          <text:p text:style-name="P3">Brainstorm</text:p>
        </text:list-item>
        <text:list-item>
          <text:p text:style-name="P3">Cluster</text:p>
        </text:list-item>
        <text:list-item>
          <text:p text:style-name="P3">Outline</text:p>
        </text:list-item>
        <text:list-item>
          <text:p text:style-name="P3">Rough Draft</text:p>
        </text:list-item>
        <text:list-item>
          <text:p text:style-name="P3">Revision Cycle</text:p>
        </text:list-item>
        <text:list-item>
          <text:p text:style-name="P3">Final Draft</text:p>
        </text:list-item>
        <text:list-item>
          <text:p text:style-name="P3">Publish</text:p>
        </text:list-item>
      </text:list>
      <text:h text:style-name="Heading_20_1" text:outline-level="1"/>
      <text:h text:style-name="P1" text:outline-level="1">Purpose</text:h>
      <text:p text:style-name="P6">The purpose of this paper is to document a paradigm shift that occurred during my work on the ITA SPP puzzle. This paper must describe how to take the problem statement for the SPP problem as given by ITA and show how to turn it into a network. It will also show how to then relate it to other similar problems, and how it opens it up to other solutions.</text:p>
      <text:p text:style-name="P6"/>
      <text:p text:style-name="P6">A secondary purpose of this paper is just to start doing a better job of documenting my work on this puzzle. I recognize the importance of communicating my work, and also realize that I have a huge opportunity for improvement in my ability to communicate this type of work, especially due to my lack of a normal college experience.</text:p>
      <text:h text:style-name="Heading_20_1" text:outline-level="1">Audience</text:h>
      <text:p text:style-name="Standard">The audience for this paper consists of the following groups:</text:p>
      <text:p text:style-name="Standard"/>
      <text:list xml:id="list1091129048" text:style-name="L1">
        <text:list-item>
          <text:p text:style-name="P2">Myself, at a later date and during work on the project.</text:p>
        </text:list-item>
        <text:list-item>
          <text:p text:style-name="P2">Colleagues at work with whom I might like to share my work.</text:p>
        </text:list-item>
        <text:list-item>
          <text:p text:style-name="P2">Hiring managers and other employees at ITA.</text:p>
        </text:list-item>
        <text:list-item>
          <text:p text:style-name="P2">Interested computer scientists and hackers around the 'net.</text:p>
        </text:list-item>
      </text:list>
      <text:h text:style-name="Heading_20_1" text:outline-level="1"/>
      <text:h text:style-name="P1" text:outline-level="1">Brainstorm</text:h>
      <text:p text:style-name="Standard">The following words come to mind when I think of viewing SPP as a graph touring problem:</text:p>
      <text:p text:style-name="Standard"/>
      <text:p text:style-name="P5">network graph edge palindrome pangram node edge cost heuristic compare contrast calculate path tour shortest optimize path edge node vertex remainder difference root lookups search start end wordset find deadend pangram palindrome bit-vector-member-summary word edge attribute vertex attribute edge attribute network attribute constraintleft hand side right hand side in degree out degree in edges out edges inbound outbound expand expansion vertex list edge list visualize social network analysis network visualization</text:p>
      <text:p text:style-name="Standard"/>
      <text:h text:style-name="Heading_20_1" text:outline-level="1"/>
      <text:h text:style-name="P1" text:outline-level="1">Cluster Diagram</text:h>
      <text:p text:style-name="Standard"/>
      <text:h text:style-name="Heading_20_1" text:outline-level="1"/>
      <text:h text:style-name="P1" text:outline-level="1">Outline</text:h>
      <text:list xml:id="list1525848411" text:style-name="L3">
        <text:list-item>
          <text:p text:style-name="P4">Introduction</text:p>
          <text:list>
            <text:list-item>
              <text:p text:style-name="P4">What is SPP</text:p>
            </text:list-item>
            <text:list-item>
              <text:p text:style-name="P4">What is a Graph</text:p>
            </text:list-item>
            <text:list-item>
              <text:p text:style-name="P4">Why write this paper?</text:p>
            </text:list-item>
          </text:list>
        </text:list-item>
        <text:list-item>
          <text:p text:style-name="P4">Network</text:p>
          <text:list>
            <text:list-item>
              <text:p text:style-name="P4">Vertices</text:p>
              <text:list>
                <text:list-item>
                  <text:p text:style-name="P4">A vertex in the network is the remaining characters after adding a word to either end of the palindrome.</text:p>
                </text:list-item>
              </text:list>
            </text:list-item>
            <text:list-item>
              <text:p text:style-name="P4">Edges</text:p>
              <text:list>
                <text:list-item>
                  <text:p text:style-name="P4">An edge in the network is a word in the word set that is applied to the appropriate side of a source vertex, to arrive based on the new remaining characters at a destination vertex.</text:p>
                </text:list-item>
              </text:list>
            </text:list-item>
            <text:list-item>
              <text:p text:style-name="P4">Root</text:p>
              <text:list>
                <text:list-item>
                  <text:p text:style-name="P4">The root node is the vertex that represents no characters as the remainder. From this vertex, any word is valid to add as an edge, and the edge always goes to that word as the remaining characters.</text:p>
                </text:list-item>
              </text:list>
            </text:list-item>
            <text:list-item>
              <text:p text:style-name="P4">Path</text:p>
              <text:list>
                <text:list-item>
                  <text:p text:style-name="P4">A path from one vertex another, crossing one or more edges, and potentially containing loops or touching the same vertex multiple times in order to achieve some goal.</text:p>
                </text:list-item>
                <text:list-item>
                  <text:p text:style-name="P4">To construct a palindrome, a path must be found from the root node, to some other vertex whose remaining characters is a palindrome.</text:p>
                </text:list-item>
              </text:list>
            </text:list-item>
          </text:list>
        </text:list-item>
        <text:list-item>
          <text:p text:style-name="P4">Calculation</text:p>
          <text:list>
            <text:list-item>
              <text:p text:style-name="P4">Word = Edge</text:p>
            </text:list-item>
            <text:list-item>
              <text:p text:style-name="P4">Remainder = Vertex</text:p>
            </text:list-item>
          </text:list>
        </text:list-item>
        <text:list-item>
          <text:p text:style-name="P4">Attributes</text:p>
          <text:list>
            <text:list-item>
              <text:p text:style-name="P4">Cost = Word Length</text:p>
            </text:list-item>
            <text:list-item>
              <text:p text:style-name="P4">Constraint = BVMS completeness</text:p>
            </text:list-item>
          </text:list>
        </text:list-item>
        <text:list-item>
          <text:p text:style-name="P4">Search State Relationship</text:p>
          <text:list>
            <text:list-item>
              <text:p text:style-name="P4">Initial State = Root Vertex</text:p>
            </text:list-item>
            <text:list-item>
              <text:p text:style-name="P4">State = Vertex + Cumulative Path BVMS</text:p>
            </text:list-item>
            <text:list-item>
              <text:p text:style-name="P4">Node = Particular State on Path</text:p>
            </text:list-item>
            <text:list-item>
              <text:p text:style-name="P4">Goal State = Full BVMS + Palindrome Vertex</text:p>
            </text:list-item>
          </text:list>
        </text:list-item>
        <text:list-item>
          <text:p text:style-name="P4">Other Problems</text:p>
          <text:list>
            <text:list-item>
              <text:p text:style-name="P4">Physical Locale Tour, while Obtaining Goods and Services</text:p>
            </text:list-item>
          </text:list>
        </text:list-item>
        <text:list-item>
          <text:p text:style-name="P4">Conclusion</text:p>
        </text:list-item>
        <text:list-item>
          <text:p text:style-name="P4">References</text:p>
          <text:list>
            <text:list-item>
              <text:p text:style-name="P4">Intro to Algorithms</text:p>
            </text:list-item>
            <text:list-item>
              <text:p text:style-name="P4">AI: A Modern Approach</text:p>
            </text:list-item>
            <text:list-item>
              <text:p text:style-name="P4">Norvig.com: Longest Palindrome</text:p>
            </text:list-item>
            <text:list-item>
              <text:p text:style-name="P4">ITA Website: Puzzle Archive (SPP)</text:p>
            </text:list-item>
          </text:list>
        </text:list-item>
      </text:list>
      <text:p text:style-name="Standard"/>
      <text:p text:style-name="Standard"/>
      <text:p text:style-name="Standard"/>
      <text:h text:style-name="Heading_20_1" text:outline-level="1"/>
      <text:h text:style-name="P1" text:outline-level="1">List of Figures and Diagrams</text:h>
      <text:list xml:id="list1608177463" text:style-name="L4">
        <text:list-item>
          <text:p text:style-name="P7">Sample Unrelated Graph (abstract)</text:p>
        </text:list-item>
        <text:list-item>
          <text:p text:style-name="P7">Sample List of Words</text:p>
        </text:list-item>
        <text:list-item>
          <text:p text:style-name="P7">Sample Graph, SPP</text:p>
        </text:list-item>
        <text:list-item>
          <text:p text:style-name="P7">Larger Graph, SPP</text:p>
        </text:list-item>
        <text:list-item>
          <text:p text:style-name="P7">Sample Graph, Physical Loc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1T18:33:37</meta:creation-date>
    <dc:date>2009-09-22T12:50:46</dc:date>
    <meta:editing-duration>PT18H17M09S</meta:editing-duration>
    <meta:editing-cycles>40</meta:editing-cycles>
    <meta:generator>OpenOffice.org/3.0$Unix OpenOffice.org_project/300m15$Build-9379</meta:generator>
    <meta:document-statistic meta:table-count="0" meta:image-count="0" meta:object-count="0" meta:page-count="7" meta:paragraph-count="68" meta:word-count="611" meta:character-count="3449"/>
  </office:meta>
</office:document-meta>
</file>